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31cm" svg:y="0.434cm">
          <draw:text-box>
            <text:p text:style-name="P1"><text:span text:style-name="T1">HYMN #794</text:span></text:p>
            <text:p text:style-name="P1"><text:span text:style-name="T2">“</text:span><text:span text:style-name="T2">The Lord, My God, Be Praised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13cm" svg:height="7.011cm" svg:x="2.032cm" svg:y="0.508cm">
          <draw:text-box>
            <text:p text:style-name="P4"><text:span text:style-name="T4">1. </text:span><text:span text:style-name="T5">The Lord, my God, be praised,</text:span></text:p>
            <text:p text:style-name="P4"><text:span text:style-name="T5">My light, my life from heaven;</text:span></text:p>
            <text:p text:style-name="P4"><text:span text:style-name="T5">My maker, who to me</text:span></text:p>
            <text:p text:style-name="P4"><text:span text:style-name="T5">Has soul and body give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638cm" svg:height="7.011cm" svg:x="1.779cm" svg:y="0.41cm">
          <draw:text-box>
            <text:p text:style-name="P4"><text:span text:style-name="T5">My Father, who will shield</text:span></text:p>
            <text:p text:style-name="P4"><text:span text:style-name="T5">And keep me day by day</text:span></text:p>
            <text:p text:style-name="P4"><text:span text:style-name="T5">And make each moment yield</text:span></text:p>
            <text:p text:style-name="P4"><text:span text:style-name="T5">New blessings on my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638cm" svg:height="7.011cm" svg:x="1.778cm" svg:y="0.528cm">
          <draw:text-box>
            <text:p text:style-name="P4"><text:span text:style-name="T4">2. </text:span><text:span text:style-name="T5">The Lord, my God, be praised,</text:span></text:p>
            <text:p text:style-name="P4"><text:span text:style-name="T5">My trust, my life from heaven,</text:span></text:p>
            <text:p text:style-name="P4"><text:span text:style-name="T5">The Father’s own dear Son,</text:span></text:p>
            <text:p text:style-name="P4"><text:span text:style-name="T5">Whose life for me was giv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5">Who for my sin atoned</text:span></text:p>
            <text:p text:style-name="P4"><text:span text:style-name="T5">With His most precious blood</text:span></text:p>
            <text:p text:style-name="P4"><text:span text:style-name="T5">And gives to me by faith</text:span></text:p>
            <text:p text:style-name="P4"><text:span text:style-name="T5">The highest heav’nly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638cm" svg:height="7.011cm" svg:x="1.778cm" svg:y="0.434cm">
          <draw:text-box>
            <text:p text:style-name="P4"><text:span text:style-name="T4">3. </text:span><text:span text:style-name="T5">The Lord, my God, be praised,</text:span></text:p>
            <text:p text:style-name="P4"><text:span text:style-name="T5">My hope, my life from heaven,</text:span></text:p>
            <text:p text:style-name="P4"><text:span text:style-name="T5">The Spirit, whom the Son</text:span></text:p>
            <text:p text:style-name="P4"><text:span text:style-name="T5">In love to me has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5">His grace revives my heart</text:span></text:p>
            <text:p text:style-name="P4"><text:span text:style-name="T5">And gives my spirit pow’r,</text:span></text:p>
            <text:p text:style-name="P4"><text:span text:style-name="T5">Help, comfort, and support</text:span></text:p>
            <text:p text:style-name="P4"><text:span text:style-name="T5">In sorrow’s gloomy h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5" draw:layer="layout" svg:width="24.638cm" svg:height="7.011cm" svg:x="1.778cm" svg:y="0.609cm">
          <draw:text-box>
            <text:p text:style-name="P4"><text:span text:style-name="T4">4. </text:span><text:span text:style-name="T5">The Lord, my God, be praised,</text:span></text:p>
            <text:p text:style-name="P4"><text:span text:style-name="T5">My God, the ever-living,</text:span></text:p>
            <text:p text:style-name="P4"><text:span text:style-name="T5">To whom the heav’nly host</text:span></text:p>
            <text:p text:style-name="P4"><text:span text:style-name="T5">Their laud and praise are gi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5" draw:layer="layout" svg:width="24.638cm" svg:height="12.651cm" svg:x="1.778cm" svg:y="0.581cm">
          <draw:text-box>
            <text:p text:style-name="P4"><text:span text:style-name="T5">The Lord, my God, be praised,</text:span></text:p>
            <text:p text:style-name="P4"><text:span text:style-name="T5">In whose great name I boast,</text:span></text:p>
            <text:p text:style-name="P4"><text:span text:style-name="T5">God Father, God the Son,</text:span></text:p>
            <text:p text:style-name="P4"><text:span text:style-name="T5">And God the Holy Ghost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8:15:05.574000000</meta:creation-date>
    <dc:date>2019-04-29T15:01:19.014000000</dc:date>
    <meta:editing-duration>PT16M39S</meta:editing-duration>
    <meta:editing-cycles>7</meta:editing-cycles>
    <meta:generator>LibreOffice/6.1.5.2$Windows_X86_64 LibreOffice_project/90f8dcf33c87b3705e78202e3df5142b201bd805</meta:generator>
    <meta:document-statistic meta:object-count="48"/>
  </office:meta>
</office:document-meta>
</file>